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C000001E44C93B7D49013C148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2.5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31cm" fo:min-width="1.452cm"/>
    </style:style>
    <style:style style:name="gr5" style:family="graphic" style:parent-style-name="standard">
      <style:graphic-properties draw:textarea-horizontal-align="justify" draw:textarea-vertical-align="middle" draw:auto-grow-height="false" fo:min-height="0.131cm" fo:min-width="1.5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.9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18pt" style:font-size-complex="18pt"/>
    </style:style>
    <style:style style:name="P3" style:family="paragraph">
      <loext:graphic-properties draw:fill="none" draw:fill-color="#ffffff"/>
      <style:text-properties fo:font-size="7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98cm" svg:height="5.587cm" svg:x="-0.046cm" svg:y="0.139cm">
          <draw:image xlink:href="Pictures/100000000000037C000001E44C93B7D49013C148.jpg" xlink:type="simple" xlink:show="embed" xlink:actuate="onLoad">
            <text:p/>
          </draw:image>
        </draw:frame>
        <draw:custom-shape draw:style-name="gr2" draw:text-style-name="P1" draw:layer="layout" svg:width="3.021cm" svg:height="0.381cm" svg:x="3.636cm" svg:y="5.0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5cm" svg:height="0.53cm" draw:transform="rotate (0.436332312998582) translate (3.278cm 5.051cm)">
          <draw:text-box>
            <text:p text:style-name="P2">ITD (ms)</text:p>
          </draw:text-box>
        </draw:frame>
        <draw:custom-shape draw:style-name="gr4" draw:text-style-name="P1" draw:layer="layout" svg:width="1.952cm" svg:height="0.381cm" svg:x="8.208cm" svg:y="5.0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85cm" svg:height="0.381cm" svg:x="0cm" svg:y="5.0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45cm" svg:height="0.53cm" draw:transform="rotate (-0.785398163397448) translate (1.387cm 4.173cm)">
          <draw:text-box>
            <text:p text:style-name="P2">ILD (dB)</text:p>
          </draw:text-box>
        </draw:frame>
        <draw:frame draw:style-name="gr6" draw:text-style-name="P3" draw:layer="layout" svg:width="1.45cm" svg:height="0.53cm" draw:transform="rotate (-0.785398163397448) translate (5.988cm 4.174cm)">
          <draw:text-box>
            <text:p text:style-name="P2">ILD (dB)</text:p>
          </draw:text-box>
        </draw:frame>
        <draw:frame draw:style-name="gr3" draw:text-style-name="P3" draw:layer="layout" svg:width="1.45cm" svg:height="0.53cm" draw:transform="rotate (0.436332312998582) translate (7.879cm 5.052cm)">
          <draw:text-box>
            <text:p text:style-name="P2">ITD (ms)</text:p>
          </draw:text-box>
        </draw:frame>
        <draw:frame draw:style-name="gr3" draw:text-style-name="P5" draw:layer="layout" svg:width="0.934cm" svg:height="0.649cm" svg:x="1.015cm" svg:y="0.349cm">
          <draw:text-box>
            <text:p text:style-name="P4">(a)</text:p>
          </draw:text-box>
        </draw:frame>
        <draw:frame draw:style-name="gr3" draw:text-style-name="P5" draw:layer="layout" svg:width="0.934cm" svg:height="0.649cm" svg:x="5.515cm" svg:y="0.35cm">
          <draw:text-box>
            <text:p text:style-name="P4"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9cm" fo:margin-bottom="0.117cm" fo:margin-left="0.053cm" fo:margin-right="0cm" fo:page-width="10.16cm" fo:page-height="5.8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fta Nur Farid</meta:initial-creator>
    <meta:creation-date>2016-07-05T18:22:18.214522934</meta:creation-date>
    <dc:date>2016-07-05T18:30:00.134931924</dc:date>
    <dc:creator>Mifta Nur Farid</dc:creator>
    <meta:editing-duration>PT7M41S</meta:editing-duration>
    <meta:editing-cycles>1</meta:editing-cycles>
    <meta:document-statistic meta:object-count="10"/>
    <meta:generator>LibreOffice/5.0.6.2$Linux_X86_64 LibreOffice_project/00m0$Build-2</meta:generator>
  </office:meta>
</office:document-meta>
</file>